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15in"/>
    </style:style>
    <style:style style:name="Table1.C" style:family="table-column">
      <style:table-column-properties style:column-width="0.9361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3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14"/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6"><text:span text:style-name="T4">X</text:span></text:p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14"/>
          </table:table-cell>
          <table:table-cell table:style-name="Table1.M3" office:value-type="string">
            <text:p text:style-name="P6"><text:span text:style-name="T4">X</text:span></text:p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14"/>
          </table:table-cell>
          <table:table-cell table:style-name="Table1.M4" office:value-type="string">
            <text:p text:style-name="P6"><text:span text:style-name="T4">X</text:span></text:p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14"/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6"><text:span text:style-name="T4">X</text:span></text:p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14"/>
          </table:table-cell>
          <table:table-cell table:style-name="Table1.M7" office:value-type="string">
            <text:p text:style-name="P6"><text:span text:style-name="T4">X</text:span></text:p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14"/>
          </table:table-cell>
          <table:table-cell table:style-name="Table1.L9" office:value-type="string">
            <text:p text:style-name="P6"><text:span text:style-name="T4">X</text:span></text:p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6"><text:span text:style-name="T4">X</text:span></text:p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14"/>
          </table:table-cell>
          <table:table-cell table:style-name="Table1.M11" office:value-type="string">
            <text:p text:style-name="P6"><text:span text:style-name="T4">X</text:span></text:p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6"><text:span text:style-name="T4">X</text:span></text:p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d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14"/>
          </table:table-cell>
          <table:table-cell table:style-name="Table1.M17" office:value-type="string">
            <text:p text:style-name="P6"><text:span text:style-name="T4">X</text:span></text:p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14"/>
          </table:table-cell>
          <table:table-cell table:style-name="Table1.M18" office:value-type="string">
            <text:p text:style-name="P6"><text:span text:style-name="T4">X</text:span></text:p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14"/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6"><text:span text:style-name="T4">X</text:span></text:p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14"/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6"><text:span text:style-name="T4">X</text:span></text:p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14"/>
          </table:table-cell>
          <table:table-cell table:style-name="Table1.M23" office:value-type="string">
            <text:p text:style-name="P6"><text:span text:style-name="T4">X</text:span></text:p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14"/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6"><text:span text:style-name="T4">X</text:span></text:p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14"/>
          </table:table-cell>
          <table:table-cell table:style-name="Table1.M25" office:value-type="string">
            <text:p text:style-name="P6"><text:span text:style-name="T4">X</text:span></text:p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14"/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6"><text:span text:style-name="T4">X</text:span></text:p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14"/>
          </table:table-cell>
          <table:table-cell table:style-name="Table1.M29" office:value-type="string">
            <text:p text:style-name="P6"><text:span text:style-name="T4">X</text:span></text:p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14"/>
          </table:table-cell>
          <table:table-cell table:style-name="Table1.M31" office:value-type="string">
            <text:p text:style-name="P6"><text:span text:style-name="T4">X</text:span></text:p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14"/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6"><text:span text:style-name="T4">X</text:span></text:p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, pero se puede ampliar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En un golpe de vista ves toda la información que necesi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Puedes ir de una pantalla a otra con mucha facilid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Si cometo errores marca muy rápido e indica fácilmente el error cometid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77" meta:character-count="1783" meta:non-whitespace-character-count="1631"/>
    <meta:generator>LibreOfficeDev/6.0.5.2$Linux_X86_64 LibreOffice_project/</meta:generator>
  </office:meta>
</office:document-meta>
</file>